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fo:language="el" fo:country="GR" fo:font-weight="normal" officeooo:rsid="00219d62" officeooo:paragraph-rsid="0014f085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6pt" fo:language="el" fo:country="GR" fo:font-weight="normal" officeooo:rsid="00151698" officeooo:paragraph-rsid="00151698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language="el" fo:country="GR" fo:font-weight="bold" officeooo:rsid="001f3862" officeooo:paragraph-rsid="0014f085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language="el" fo:country="GR" fo:font-weight="bold" officeooo:rsid="00151698" officeooo:paragraph-rsid="00151698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language="el" fo:country="GR" fo:font-style="normal" fo:font-weight="normal" officeooo:rsid="00151698" officeooo:paragraph-rsid="00151698" style:font-size-asian="14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fo:language="el" fo:country="GR" fo:font-weight="bold" officeooo:rsid="00208e28" officeooo:paragraph-rsid="0014f085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language="el" fo:country="GR" fo:font-weight="bold" officeooo:rsid="0014f085" officeooo:paragraph-rsid="0014f085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language="el" fo:country="GR" fo:font-weight="normal" officeooo:rsid="00208e28" officeooo:paragraph-rsid="0014f085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8pt" fo:language="el" fo:country="GR" fo:font-weight="normal" officeooo:rsid="0014f085" officeooo:paragraph-rsid="0014f085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paragraph-rsid="001fd146"/>
    </style:style>
    <style:style style:name="T1" style:family="text">
      <style:text-properties officeooo:rsid="0021a58e"/>
    </style:style>
    <style:style style:name="T2" style:family="text">
      <style:text-properties officeooo:rsid="0014f085"/>
    </style:style>
    <style:style style:name="T3" style:family="text">
      <style:text-properties officeooo:rsid="0015f64b"/>
    </style:style>
    <style:style style:name="T4" style:family="text">
      <style:text-properties fo:font-size="16pt" fo:language="el" fo:country="GR" fo:font-style="italic" fo:font-weight="normal" officeooo:rsid="002064f6" style:font-size-asian="14pt" style:font-style-asian="italic" style:font-weight-asian="normal" style:font-size-complex="16pt" style:font-style-complex="italic" style:font-weight-complex="normal"/>
    </style:style>
    <style:style style:name="T5" style:family="text">
      <style:text-properties fo:font-size="16pt" fo:language="el" fo:country="GR" fo:font-style="normal" fo:font-weight="normal" officeooo:rsid="001fd146" style:font-size-asian="14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size="16pt" fo:language="el" fo:country="GR" fo:font-style="normal" fo:font-weight="normal" officeooo:rsid="002064f6" style:font-size-asian="14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size="16pt" fo:language="el" fo:country="GR" fo:font-style="normal" fo:font-weight="normal" officeooo:rsid="00233994" style:font-size-asian="14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style="italic" officeooo:rsid="0015f64b" style:font-style-asian="italic" style:font-style-complex="italic"/>
    </style:style>
    <style:style style:name="T9" style:family="text">
      <style:text-properties fo:font-style="italic" officeooo:rsid="001f0f08" style:font-style-asian="italic" style:font-style-complex="italic"/>
    </style:style>
    <style:style style:name="T10" style:family="text">
      <style:text-properties fo:font-style="italic" officeooo:rsid="001fd146" style:font-style-asian="italic" style:font-style-complex="italic"/>
    </style:style>
    <style:style style:name="T11" style:family="text">
      <style:text-properties fo:font-style="italic" officeooo:rsid="002064f6" style:font-style-asian="italic" style:font-style-complex="italic"/>
    </style:style>
    <style:style style:name="T12" style:family="text">
      <style:text-properties fo:font-style="normal" officeooo:rsid="00171c34" style:font-style-asian="normal" style:font-style-complex="normal"/>
    </style:style>
    <style:style style:name="T13" style:family="text">
      <style:text-properties fo:font-style="normal" officeooo:rsid="0017966d" style:font-style-asian="normal" style:font-style-complex="normal"/>
    </style:style>
    <style:style style:name="T14" style:family="text">
      <style:text-properties fo:font-style="normal" officeooo:rsid="00192f89" style:font-style-asian="normal" style:font-style-complex="normal"/>
    </style:style>
    <style:style style:name="T15" style:family="text">
      <style:text-properties fo:font-style="normal" officeooo:rsid="001cdd71" style:font-style-asian="normal" style:font-style-complex="normal"/>
    </style:style>
    <style:style style:name="T16" style:family="text">
      <style:text-properties fo:font-style="normal" officeooo:rsid="001df162" style:font-style-asian="normal" style:font-style-complex="normal"/>
    </style:style>
    <style:style style:name="T17" style:family="text">
      <style:text-properties fo:font-style="normal" officeooo:rsid="001e8095" style:font-style-asian="normal" style:font-style-complex="normal"/>
    </style:style>
    <style:style style:name="T18" style:family="text">
      <style:text-properties fo:font-style="normal" officeooo:rsid="001eb96e" style:font-style-asian="normal" style:font-style-complex="normal"/>
    </style:style>
    <style:style style:name="T19" style:family="text">
      <style:text-properties fo:font-style="normal" officeooo:rsid="001f0f08" style:font-style-asian="normal" style:font-style-complex="normal"/>
    </style:style>
    <style:style style:name="T20" style:family="text">
      <style:text-properties officeooo:rsid="0017964d"/>
    </style:style>
    <style:style style:name="T21" style:family="text">
      <style:text-properties fo:font-size="14pt" fo:font-style="italic" officeooo:rsid="0015f64b" style:font-style-asian="italic" style:font-size-complex="14pt" style:font-style-complex="italic"/>
    </style:style>
    <style:style style:name="T22" style:family="text">
      <style:text-properties fo:font-size="14pt" fo:language="el" fo:country="GR" fo:font-style="normal" fo:font-weight="normal" officeooo:rsid="002064f6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language="el" fo:country="GR" fo:font-style="normal" fo:font-weight="normal" officeooo:rsid="00233994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ize="15pt" fo:language="el" fo:country="GR" fo:font-style="normal" fo:font-weight="normal" officeooo:rsid="002064f6" style:font-size-asian="15pt" style:font-style-asian="normal" style:font-weight-asian="normal" style:font-size-complex="15pt" style:font-style-complex="normal" style:font-weight-complex="normal"/>
    </style:style>
    <style:style style:name="T25" style:family="text">
      <style:text-properties officeooo:rsid="002064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ΜΥΥ003-Ανάκτηση Πληροφορίας</text:p>
      <text:p text:style-name="P6"/>
      <text:p text:style-name="P6">Αρχικός Σχεδιασμός</text:p>
      <text:p text:style-name="P7"/>
      <text:p text:style-name="P7"/>
      <text:p text:style-name="P8">Γιαννικόπουλος Χαράλαμπος <text:span text:style-name="T2">| Α</text:span>.Μ. : 2417</text:p>
      <text:p text:style-name="P9">Νικόλαος-Ορέστης Ντάλλας | Α.Μ. : 2507</text:p>
      <text:p text:style-name="P3"/>
      <text:p text:style-name="P1">Θα παρουσιαστεί ένα σύντομο σχέδιο τ<text:span text:style-name="T1">ου συστήματος αναζήτησης σε άρθρα της Wikipedia.</text:span></text:p>
      <text:p text:style-name="P1"/>
      <text:p text:style-name="P4">Συλλογή:</text:p>
      <text:p text:style-name="P2">Για τη δημιουργία του corpus.json(<text:span text:style-name="T20">που</text:span> αποτελεί τη συλλογή μας) φτιάξαμε ένα πρόγραμμα web scraping σε python(scraping.py). <text:span text:style-name="T20">Εκεί </text:span>υλοποιεί<text:span text:style-name="T20">ται επαναληπτικά ένα</text:span> http <text:span text:style-name="T3">get </text:span>α<text:span text:style-name="T20">ίτημα</text:span> <text:span text:style-name="T3">στο </text:span><text:a xlink:type="simple" xlink:href="https://en.wikipedia.org/wiki/Special:Random" text:style-name="Internet_20_link" text:visited-style-name="Visited_20_Internet_20_Link"><text:span text:style-name="T21">https://en.wikipedia.org/wiki/Special:Random</text:span></text:a><text:span text:style-name="T8">, </text:span><text:span text:style-name="T12">το οποίο επιστρέφει τυχαί</text:span><text:span text:style-name="T13">ο</text:span><text:span text:style-name="T12"> άρθρ</text:span><text:span text:style-name="T13">ο</text:span><text:span text:style-name="T12"> από το σύνολο του αρχείου της Wikipedia </text:span><text:span text:style-name="T14">σε μορφή hmtl. Για κάθε άρθρο, χρησιμοποιούμε τη βιβλιοθήκη bs4 και συγκεκριμένα το BeautifulSoup </text:span><text:span text:style-name="T15">για την εξαγωγή του </text:span><text:span text:style-name="T16">ωφέλιμο</text:span><text:span text:style-name="T17">υ</text:span><text:span text:style-name="T15"> κειμένου μέσα από τα html elements.</text:span><text:span text:style-name="T14"> </text:span><text:span text:style-name="T18">Δημιουργούμε αντικείμενο τύπου dictionary με πεδία “link, title, text” που αντιστοιχούν στο link, τον τίτλο και το κυρίως κείμενο του άρθρου, </text:span><text:span text:style-name="T19">το οποίο προστίθεται σε μια λίστα. Τέλος, αφού συλλέξουμε όλα τα άρθρα στην παραπάνω μορφή, αποθηκεύουμε τη λίστα στο αρχείο </text:span><text:span text:style-name="T9">corpus.jso</text:span><text:span text:style-name="T10">n.</text:span></text:p>
      <text:p text:style-name="P5"/>
      <text:p text:style-name="P10"><text:span text:style-name="T5">Η συλλογή περιέχει 5000 διαφορετικά άρθρα. Επίσης κατά την δημιουργία </text:span><text:span text:style-name="T6">της, απορρίψαμε άρθρα της μορφής '</text:span><text:span text:style-name="T4">Category</text:span><text:span text:style-name="T6">' π.χ: </text:span><text:a xlink:type="simple" xlink:href="https://en.wikipedia.org/wiki/Category:Places" text:style-name="Internet_20_link" text:visited-style-name="Visited_20_Internet_20_Link">https://en.wikipedia.org/wiki/Category:Places</text:a><text:span text:style-name="T22"> </text:span><text:span text:style-name="T7">τα οποία δεν έχουν κείμενο χρήσιμο για τη συλλογή μα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93cm" fo:margin-right="1.30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7:41:50.843170821</meta:creation-date>
    <dc:date>2020-04-17T18:23:55.251272855</dc:date>
    <meta:editing-duration>PT31M15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61" meta:character-count="1171" meta:non-whitespace-character-count="1018"/>
  </office:meta>
</office:document-meta>
</file>